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425in" table:align="margins" style:may-break-between-rows="true" table:border-model="collapsing"/>
    </style:style>
    <style:style style:name="Table1.A" style:family="table-column">
      <style:table-column-properties style:column-width="1.0451in" style:rel-column-width="7267*"/>
    </style:style>
    <style:style style:name="Table1.B" style:family="table-column">
      <style:table-column-properties style:column-width="0.9563in" style:rel-column-width="6649*"/>
    </style:style>
    <style:style style:name="Table1.C" style:family="table-column">
      <style:table-column-properties style:column-width="0.8111in" style:rel-column-width="5639*"/>
    </style:style>
    <style:style style:name="Table1.D" style:family="table-column">
      <style:table-column-properties style:column-width="1.25in" style:rel-column-width="8691*"/>
    </style:style>
    <style:style style:name="Table1.E" style:family="table-column">
      <style:table-column-properties style:column-width="1.3757in" style:rel-column-width="9565*"/>
    </style:style>
    <style:style style:name="Table1.G" style:family="table-column">
      <style:table-column-properties style:column-width="0.6396in" style:rel-column-width="4447*"/>
    </style:style>
    <style:style style:name="Table1.H" style:family="table-column">
      <style:table-column-properties style:column-width="0.7972in" style:rel-column-width="5543*"/>
    </style:style>
    <style:style style:name="Table1.I" style:family="table-column">
      <style:table-column-properties style:column-width="1.3007in" style:rel-column-width="904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#ffb66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2" style:family="table-cell">
      <style:table-cell-properties fo:background-color="#ffb66c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E11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2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 style:master-page-name="">
      <style:paragraph-properties style:page-number="auto"/>
    </style:style>
    <style:style style:name="P2" style:family="paragraph" style:parent-style-name="Standard">
      <style:text-properties fo:font-size="8pt" officeooo:paragraph-rsid="001b2eef" style:font-size-asian="8pt" style:font-size-complex="8pt"/>
    </style:style>
    <style:style style:name="P3" style:family="paragraph" style:parent-style-name="Standard">
      <style:text-properties fo:font-size="8pt" officeooo:paragraph-rsid="002e7f52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cf6a5" officeooo:paragraph-rsid="00258a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5986e6" officeooo:paragraph-rsid="005986e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ae8dc" officeooo:paragraph-rsid="001b2ee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b2eef" officeooo:paragraph-rsid="001b2ee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ed113" officeooo:paragraph-rsid="001ed11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ed113" officeooo:paragraph-rsid="004781f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2a4f8" officeooo:paragraph-rsid="0022a4f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58a52" officeooo:paragraph-rsid="00258a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7d6af" officeooo:paragraph-rsid="0027d6a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9b84e" officeooo:paragraph-rsid="0029b84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f5771" officeooo:paragraph-rsid="004781f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f5771" officeooo:paragraph-rsid="001f577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49c" officeooo:paragraph-rsid="004781f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49c" officeooo:paragraph-rsid="0046949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00511" officeooo:paragraph-rsid="0020051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bdd89" officeooo:paragraph-rsid="004bdd8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1b2ee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245a6" officeooo:paragraph-rsid="006245a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1ae8dc" officeooo:paragraph-rsid="001b2ee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1b2eef" officeooo:paragraph-rsid="001b2ee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1ed113" officeooo:paragraph-rsid="001ed113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solid" style:text-underline-width="auto" style:text-underline-color="font-color" fo:font-weight="normal" officeooo:rsid="002a414c" officeooo:paragraph-rsid="002a414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1ae8dc" officeooo:paragraph-rsid="001b2ee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1b2eef" officeooo:paragraph-rsid="001b2ee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3dbc0b" officeooo:paragraph-rsid="003dbc0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solid" style:text-line-through-type="single" style:font-name="Liberation Serif" fo:font-size="9pt" fo:font-style="normal" fo:text-shadow="none" style:text-underline-style="none" fo:font-weight="normal" officeooo:paragraph-rsid="001b2ee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officeooo:paragraph-rsid="001ed113"/>
    </style:style>
    <style:style style:name="P31" style:family="paragraph" style:parent-style-name="Table_20_Contents">
      <style:paragraph-properties fo:text-align="center" style:justify-single-word="false"/>
      <style:text-properties officeooo:paragraph-rsid="0022a4f8"/>
    </style:style>
    <style:style style:name="P32" style:family="paragraph" style:parent-style-name="Table_20_Contents">
      <style:paragraph-properties fo:text-align="center" style:justify-single-word="false"/>
      <style:text-properties fo:font-size="9pt" officeooo:paragraph-rsid="003dbc0b" style:font-size-asian="9pt" style:font-size-complex="9pt"/>
    </style:style>
    <style:style style:name="P33" style:family="paragraph" style:parent-style-name="Standard">
      <style:text-properties style:text-line-through-style="none" style:text-line-through-type="none" fo:font-size="8pt" fo:font-weight="normal" officeooo:rsid="0057b5c9" officeooo:paragraph-rsid="0057b5c9" style:font-size-asian="8pt" style:font-weight-asian="normal" style:font-size-complex="8pt" style:font-weight-complex="normal"/>
    </style:style>
    <style:style style:name="P34" style:family="paragraph" style:parent-style-name="Standard">
      <style:text-properties style:text-line-through-style="none" style:text-line-through-type="none" fo:font-size="8pt" fo:font-weight="normal" officeooo:rsid="0066d2ff" officeooo:paragraph-rsid="0066d2ff" style:font-size-asian="8pt" style:font-weight-asian="normal" style:font-size-complex="8pt" style:font-weight-complex="normal"/>
    </style:style>
    <style:style style:name="T1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2a4f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ad32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1ed11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5986e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3dbc0b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46949c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65e317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solid" style:text-line-through-type="single" style:font-name="Liberation Serif" fo:font-style="normal" fo:text-shadow="none" style:text-underline-style="none" fo:font-weight="normal" officeooo:rsid="0065e317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officeooo:rsid="001b2eef"/>
    </style:style>
    <style:style style:name="T10" style:family="text">
      <style:text-properties officeooo:rsid="001cf6a5"/>
    </style:style>
    <style:style style:name="T11" style:family="text">
      <style:text-properties officeooo:rsid="001e51ae"/>
    </style:style>
    <style:style style:name="T12" style:family="text">
      <style:text-properties officeooo:rsid="001ed113"/>
    </style:style>
    <style:style style:name="T13" style:family="text">
      <style:text-properties officeooo:rsid="001f5771"/>
    </style:style>
    <style:style style:name="T14" style:family="text">
      <style:text-properties officeooo:rsid="00200511"/>
    </style:style>
    <style:style style:name="T15" style:family="text">
      <style:text-properties officeooo:rsid="00208a81"/>
    </style:style>
    <style:style style:name="T16" style:family="text">
      <style:text-properties officeooo:rsid="0024c864"/>
    </style:style>
    <style:style style:name="T17" style:family="text">
      <style:text-properties officeooo:rsid="002cd084"/>
    </style:style>
    <style:style style:name="T18" style:family="text">
      <style:text-properties officeooo:rsid="002e7f52"/>
    </style:style>
    <style:style style:name="T19" style:family="text">
      <style:text-properties officeooo:rsid="002f06bf"/>
    </style:style>
    <style:style style:name="T20" style:family="text">
      <style:text-properties officeooo:rsid="00309b4c"/>
    </style:style>
    <style:style style:name="T21" style:family="text">
      <style:text-properties style:text-line-through-style="solid" style:text-line-through-type="single" officeooo:rsid="00309b4c"/>
    </style:style>
    <style:style style:name="T22" style:family="text">
      <style:text-properties style:text-line-through-style="none" style:text-line-through-type="none" officeooo:rsid="00309b4c"/>
    </style:style>
    <style:style style:name="T23" style:family="text">
      <style:text-properties style:text-line-through-style="none" style:text-line-through-type="none" officeooo:rsid="0033d235"/>
    </style:style>
    <style:style style:name="T24" style:family="text">
      <style:text-properties style:text-line-through-style="none" style:text-line-through-type="none" officeooo:rsid="0030a14f"/>
    </style:style>
    <style:style style:name="T25" style:family="text">
      <style:text-properties style:text-line-through-style="none" style:text-line-through-type="none" officeooo:rsid="00355b73"/>
    </style:style>
    <style:style style:name="T26" style:family="text">
      <style:text-properties officeooo:rsid="00408581"/>
    </style:style>
    <style:style style:name="T27" style:family="text">
      <style:text-properties officeooo:rsid="0042a7e5"/>
    </style:style>
    <style:style style:name="T28" style:family="text">
      <style:text-properties officeooo:rsid="00445eb3"/>
    </style:style>
    <style:style style:name="T29" style:family="text">
      <style:text-properties officeooo:rsid="004ad328"/>
    </style:style>
    <style:style style:name="T30" style:family="text">
      <style:text-properties officeooo:rsid="0053ddbd"/>
    </style:style>
    <style:style style:name="T31" style:family="text">
      <style:text-properties officeooo:rsid="005510b4"/>
    </style:style>
    <style:style style:name="T32" style:family="text">
      <style:text-properties officeooo:rsid="0057b5c9"/>
    </style:style>
    <style:style style:name="T33" style:family="text">
      <style:text-properties officeooo:rsid="00589298"/>
    </style:style>
    <style:style style:name="T34" style:family="text">
      <style:text-properties officeooo:rsid="005baacb"/>
    </style:style>
    <style:style style:name="T35" style:family="text">
      <style:text-properties officeooo:rsid="0041a9c5"/>
    </style:style>
    <style:style style:name="T36" style:family="text">
      <style:text-properties officeooo:rsid="00464343"/>
    </style:style>
    <style:style style:name="T37" style:family="text">
      <style:text-properties officeooo:rsid="005ecb28"/>
    </style:style>
    <style:style style:name="T38" style:family="text">
      <style:text-properties officeooo:rsid="0066d2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ext:soft-page-break/>
        <table:table-row table:style-name="Table1.1">
          <table:table-cell table:style-name="Table1.A1" office:value-type="string">
            <text:p text:style-name="P22">GE’s</text:p>
          </table:table-cell>
          <table:table-cell table:style-name="Table1.A1" office:value-type="string">
            <text:p text:style-name="P22">Major</text:p>
          </table:table-cell>
          <table:table-cell table:style-name="Table1.A1" office:value-type="string">
            <text:p text:style-name="P22">ML Depth</text:p>
          </table:table-cell>
          <table:table-cell table:style-name="Table1.A1" office:value-type="string">
            <text:p text:style-name="P22">Computer System Depth</text:p>
          </table:table-cell>
          <table:table-cell table:style-name="Table1.A1" office:value-type="string">
            <text:p text:style-name="P23">Electives **</text:p>
            <text:p text:style-name="P24">(8 for ML, 7 for Computer System)</text:p>
          </table:table-cell>
          <table:table-cell table:style-name="Table1.A1" office:value-type="string">
            <text:p text:style-name="P23"><text:span text:style-name="T18">+ </text:span>CS <text:span text:style-name="T15">(you must take these classes for MSc EECS)</text:span></text:p>
          </table:table-cell>
          <table:table-cell table:style-name="Table1.A1" office:value-type="string">
            <text:p text:style-name="P23">MAE</text:p>
          </table:table-cell>
          <table:table-cell table:style-name="Table1.A1" office:value-type="string">
            <text:p text:style-name="P22">Wants</text:p>
          </table:table-cell>
          <table:table-cell table:style-name="Table1.I1" office:value-type="string">
            <text:p text:style-name="P23">Priorities ****</text:p>
          </table:table-cell>
        </table:table-row>
        <table:table-row table:style-name="TableLine94358566862384">
          <table:table-cell table:style-name="Table1.A2" office:value-type="string">
            <text:p text:style-name="P26">AWP 3</text:p>
          </table:table-cell>
          <table:table-cell table:style-name="Table1.A2" office:value-type="string">
            <text:p text:style-name="P26">ECE 5</text:p>
          </table:table-cell>
          <table:table-cell table:style-name="Table1.A2" office:value-type="string">
            <text:p text:style-name="P26">ECE 17</text:p>
          </table:table-cell>
          <table:table-cell table:style-name="Table1.A2" office:value-type="string">
            <text:p text:style-name="P26">ECE 16</text:p>
          </table:table-cell>
          <table:table-cell table:style-name="Table1.E2" office:value-type="string">
            <text:p text:style-name="P8">CSE 100</text:p>
          </table:table-cell>
          <table:table-cell table:style-name="Table1.A2" office:value-type="string">
            <text:p text:style-name="P8">CSE 11</text:p>
          </table:table-cell>
          <table:table-cell table:style-name="Table1.A2" office:value-type="string">
            <text:p text:style-name="P30"><text:span text:style-name="T3">MAE </text:span><text:span text:style-name="T4">145</text:span></text:p>
          </table:table-cell>
          <table:table-cell table:style-name="Table1.A2" office:value-type="string">
            <text:p text:style-name="P9">ECE 2<text:span text:style-name="T13">76A</text:span></text:p>
          </table:table-cell>
          <table:table-cell table:style-name="Table1.I2" office:value-type="string">
            <text:p text:style-name="P18">ECE 109</text:p>
          </table:table-cell>
        </table:table-row>
        <table:table-row table:style-name="TableLine94358566867856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6">ECE 15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6">ECE 17</text:p>
          </table:table-cell>
          <table:table-cell table:style-name="Table1.E2" office:value-type="string">
            <text:p text:style-name="P29">*** <text:span text:style-name="T12">ECE 111</text:span></text:p>
          </table:table-cell>
          <table:table-cell table:style-name="Table1.A2" office:value-type="string">
            <text:p text:style-name="P8">CSE 12</text:p>
          </table:table-cell>
          <table:table-cell table:style-name="Table1.A2" office:value-type="string">
            <text:p text:style-name="P5">MAE 204</text:p>
          </table:table-cell>
          <table:table-cell table:style-name="Table1.A2" office:value-type="string">
            <text:p text:style-name="P14">ECE 276B</text:p>
          </table:table-cell>
          <table:table-cell table:style-name="Table1.I2" office:value-type="string">
            <text:p text:style-name="P18">CSE 11</text:p>
          </table:table-cell>
        </table:table-row>
        <table:table-row table:style-name="TableLine94358566869328">
          <table:table-cell table:style-name="Table1.A2" office:value-type="string">
            <text:p text:style-name="P26">WCWP 10A</text:p>
          </table:table-cell>
          <table:table-cell table:style-name="Table1.A2" office:value-type="string">
            <text:p text:style-name="P26">ECE 25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E2" office:value-type="string">
            <text:p text:style-name="P32"><text:span text:style-name="T5">CSE </text:span><text:span text:style-name="T6">145 / </text:span><text:span text:style-name="T8">ECE 148</text:span></text:p>
          </table:table-cell>
          <table:table-cell table:style-name="Table1.A2" office:value-type="string">
            <text:p text:style-name="P8">CSE 15L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4">ECE 276C</text:p>
          </table:table-cell>
          <table:table-cell table:style-name="Table1.I2" office:value-type="string">
            <text:p text:style-name="P10">ECE 101</text:p>
          </table:table-cell>
        </table:table-row>
        <table:table-row table:style-name="TableLine94358566870944">
          <table:table-cell table:style-name="Table1.A2" office:value-type="string">
            <text:p text:style-name="P26">WCWP 10B</text:p>
          </table:table-cell>
          <table:table-cell table:style-name="Table1.A2" office:value-type="string">
            <text:p text:style-name="P6">ECE 30</text:p>
          </table:table-cell>
          <table:table-cell table:style-name="Table1.A2" office:value-type="string">
            <text:p text:style-name="P7">ECE 100</text:p>
          </table:table-cell>
          <table:table-cell table:style-name="Table1.A2" office:value-type="string">
            <text:p text:style-name="P7">ECE 100</text:p>
          </table:table-cell>
          <table:table-cell table:style-name="Table1.E2" office:value-type="string">
            <text:p text:style-name="P28"><text:span text:style-name="T26">^ </text:span>ECE 16</text:p>
          </table:table-cell>
          <table:table-cell table:style-name="Table1.A2" office:value-type="string">
            <text:p text:style-name="P8">CSE 20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4">ECE 269</text:p>
          </table:table-cell>
          <table:table-cell table:style-name="Table1.I2" office:value-type="string">
            <text:p text:style-name="P10">ECE 171A</text:p>
          </table:table-cell>
        </table:table-row>
        <table:table-row table:style-name="TableLine94358566872752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6">ECE 35</text:p>
          </table:table-cell>
          <table:table-cell table:style-name="Table1.A2" office:value-type="string">
            <text:p text:style-name="P7">ECE 101</text:p>
          </table:table-cell>
          <table:table-cell table:style-name="Table1.A2" office:value-type="string">
            <text:p text:style-name="P7">ECE 101</text:p>
          </table:table-cell>
          <table:table-cell table:style-name="Table1.E2" office:value-type="string">
            <text:p text:style-name="P10"><text:span text:style-name="T32">++ </text:span>ECE 176 / <text:span text:style-name="T33">MAE 145</text:span><text:span text:style-name="T32"> </text:span></text:p>
          </table:table-cell>
          <table:table-cell table:style-name="Table1.A2" office:value-type="string">
            <text:p text:style-name="P8">CSE 21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5"/>
          </table:table-cell>
          <table:table-cell table:style-name="Table1.I2" office:value-type="string">
            <text:p text:style-name="P10">ECE 174</text:p>
          </table:table-cell>
        </table:table-row>
        <table:table-row table:style-name="TableLine94358566874432">
          <table:table-cell table:style-name="Table1.A2" office:value-type="string">
            <text:p text:style-name="P26">COGS 18</text:p>
          </table:table-cell>
          <table:table-cell table:style-name="Table1.A2" office:value-type="string">
            <text:p text:style-name="P26">ECE 45</text:p>
          </table:table-cell>
          <table:table-cell table:style-name="Table1.A2" office:value-type="string">
            <text:p text:style-name="P7">ECE 107</text:p>
          </table:table-cell>
          <table:table-cell table:style-name="Table1.A2" office:value-type="string">
            <text:p text:style-name="P7">ECE 109</text:p>
          </table:table-cell>
          <table:table-cell table:style-name="Table1.E2" office:value-type="string">
            <text:p text:style-name="P10">ECE 1<text:span text:style-name="T16">75B</text:span></text:p>
          </table:table-cell>
          <table:table-cell table:style-name="Table1.A2" office:value-type="string">
            <text:p text:style-name="P8">CSE 100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6">CSE 176E</text:p>
          </table:table-cell>
          <table:table-cell table:style-name="Table1.I2" office:value-type="string">
            <text:p text:style-name="P10">ECE 175A</text:p>
          </table:table-cell>
        </table:table-row>
        <table:table-row table:style-name="TableLine94358566876160">
          <table:table-cell table:style-name="Table1.A2" office:value-type="string">
            <text:p text:style-name="P6">COGS 108</text:p>
          </table:table-cell>
          <table:table-cell table:style-name="Table1.A2" office:value-type="string">
            <text:p text:style-name="P26">ECE 65</text:p>
          </table:table-cell>
          <table:table-cell table:style-name="Table1.A2" office:value-type="string">
            <text:p text:style-name="P7">ECE 109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10">ECE 1<text:span text:style-name="T16">43</text:span>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1">CSE 152A</text:p>
          </table:table-cell>
          <table:table-cell table:style-name="Table1.I2" office:value-type="string">
            <text:p text:style-name="P10">ECE 172A</text:p>
          </table:table-cell>
        </table:table-row>
        <table:table-row table:style-name="TableLine94358566878880">
          <table:table-cell table:style-name="Table1.A2" office:value-type="string">
            <text:p text:style-name="P6">COGS 120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10">ECE <text:span text:style-name="T16">191</text:span>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1">CSE 152B</text:p>
          </table:table-cell>
          <table:table-cell table:style-name="Table1.I2" office:value-type="string">
            <text:p text:style-name="P10">ECE <text:span text:style-name="T29">176 / </text:span><text:span text:style-name="T37">MAE 145</text:span></text:p>
          </table:table-cell>
        </table:table-row>
        <table:table-row table:style-name="TableLine94358566880704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6">PHYS 2A</text:p>
          </table:table-cell>
          <table:table-cell table:style-name="Table1.A2" office:value-type="string">
            <text:p text:style-name="P7">ECE 171A</text:p>
          </table:table-cell>
          <table:table-cell table:style-name="Table1.A2" office:value-type="string">
            <text:p text:style-name="P27">ECE 111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7"/>
          </table:table-cell>
          <table:table-cell table:style-name="Table1.I2" office:value-type="string">
            <text:p text:style-name="P10">ECE <text:span text:style-name="T29">175B</text:span></text:p>
          </table:table-cell>
        </table:table-row>
        <table:table-row table:style-name="TableLine94358566882832">
          <table:table-cell table:style-name="Table1.A2" office:value-type="string">
            <text:p text:style-name="P6">RELI X</text:p>
          </table:table-cell>
          <table:table-cell table:style-name="Table1.A2" office:value-type="string">
            <text:p text:style-name="P26">PHYS 2B</text:p>
          </table:table-cell>
          <table:table-cell table:style-name="Table1.A2" office:value-type="string">
            <text:p text:style-name="P7">ECE 174</text:p>
          </table:table-cell>
          <table:table-cell table:style-name="Table1.A2" office:value-type="string">
            <text:p text:style-name="P7">ECE 140A</text:p>
          </table:table-cell>
          <table:table-cell table:style-name="Table1.E11" office:value-type="string">
            <text:p text:style-name="P10">ECE 171A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I2" office:value-type="string">
            <text:p text:style-name="P10">CSE 12</text:p>
          </table:table-cell>
        </table:table-row>
        <table:table-row table:style-name="TableLine94358566885104">
          <table:table-cell table:style-name="Table1.A2" office:value-type="string">
            <text:p text:style-name="P6">RELI X</text:p>
          </table:table-cell>
          <table:table-cell table:style-name="Table1.A2" office:value-type="string">
            <text:p text:style-name="P6">PHYS 2C</text:p>
          </table:table-cell>
          <table:table-cell table:style-name="Table1.A2" office:value-type="string">
            <text:p text:style-name="P7">ECE 175A</text:p>
          </table:table-cell>
          <table:table-cell table:style-name="Table1.A2" office:value-type="string">
            <text:p text:style-name="P7">ECE 140B</text:p>
          </table:table-cell>
          <table:table-cell table:style-name="Table1.E11" office:value-type="string">
            <text:p text:style-name="P11">ECE 174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I2" office:value-type="string">
            <text:p text:style-name="P10">CSE 15L</text:p>
          </table:table-cell>
        </table:table-row>
        <table:table-row table:style-name="TableLine94358566886832">
          <table:table-cell table:style-name="Table1.A2" office:value-type="string">
            <text:p text:style-name="P6">RELI X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ECE 172A</text:p>
          </table:table-cell>
          <table:table-cell table:style-name="Table1.A2" office:value-type="string">
            <text:p text:style-name="P7">ECE 141A</text:p>
          </table:table-cell>
          <table:table-cell table:style-name="Table1.E11" office:value-type="string">
            <text:p text:style-name="P11">ECE 175A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I2" office:value-type="string">
            <text:p text:style-name="P10">CSE 20</text:p>
          </table:table-cell>
        </table:table-row>
        <table:table-row table:style-name="TableLine94358566888560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6">MATH 20A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ECE 141B</text:p>
          </table:table-cell>
          <table:table-cell table:style-name="Table1.E11" office:value-type="string">
            <text:p text:style-name="P11">ECE 172A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I2" office:value-type="string">
            <text:p text:style-name="P10">CSE 21</text:p>
          </table:table-cell>
        </table:table-row>
        <table:table-row table:style-name="Table1.1">
          <table:table-cell table:style-name="Table1.A2" office:value-type="string">
            <text:p text:style-name="P26">PHIL 27</text:p>
          </table:table-cell>
          <table:table-cell table:style-name="Table1.A2" office:value-type="string">
            <text:p text:style-name="P26">MATH 20B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0">* <text:span text:style-name="T9">ECE 143</text:span></text:p>
          </table:table-cell>
          <table:table-cell table:style-name="Table1.E11" office:value-type="string">
            <text:p text:style-name="P12">ECE 176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I2" office:value-type="string">
            <text:p text:style-name="P10">CSE 100</text:p>
          </table:table-cell>
        </table:table-row>
        <table:table-row table:style-name="Table1.1">
          <table:table-cell table:style-name="Table1.A2" office:value-type="string">
            <text:p text:style-name="P6">PHIL 28</text:p>
          </table:table-cell>
          <table:table-cell table:style-name="Table1.A2" office:value-type="string">
            <text:p text:style-name="P26">MATH 20C</text:p>
          </table:table-cell>
          <table:table-cell table:style-name="Table1.A2" office:value-type="string">
            <text:p text:style-name="P7"><text:s/></text:p>
          </table:table-cell>
          <table:table-cell table:style-name="Table1.A2" office:value-type="string">
            <text:p text:style-name="P20"/>
          </table:table-cell>
          <table:table-cell table:style-name="Table1.E11" office:value-type="string">
            <text:p text:style-name="P12">ECE 175B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I2" office:value-type="string">
            <text:p text:style-name="P31"><text:span text:style-name="T1">ECE 14</text:span><text:span text:style-name="T2">3</text:span></text:p>
          </table:table-cell>
        </table:table-row>
        <table:table-row table:style-name="Table1.1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6">MATH 20D</text:p>
          </table:table-cell>
          <table:table-cell table:style-name="Table1.A2" office:value-type="string">
            <text:p text:style-name="P4">ECE 115</text:p>
          </table:table-cell>
          <table:table-cell table:style-name="Table1.A2" office:value-type="string">
            <text:p text:style-name="P7">ECE 115</text:p>
          </table:table-cell>
          <table:table-cell table:style-name="Table1.E11" office:value-type="string">
            <text:p text:style-name="P12">CSE 100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I2" office:value-type="string">
            <text:p text:style-name="P31"><text:span text:style-name="T1">ECE 1</text:span><text:span text:style-name="T2">91</text:span></text:p>
          </table:table-cell>
        </table:table-row>
        <table:table-row table:style-name="Table1.1">
          <table:table-cell table:style-name="Table1.A2" office:value-type="string">
            <text:p text:style-name="P6">MGT 18</text:p>
          </table:table-cell>
          <table:table-cell table:style-name="Table1.A2" office:value-type="string">
            <text:p text:style-name="P6">MATH 20E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I2" office:value-type="string">
            <text:p text:style-name="P19">ECE 100</text:p>
          </table:table-cell>
        </table:table-row>
        <table:table-row table:style-name="Table1.1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6">MATH 18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5">KEY :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I2" office:value-type="string">
            <text:p text:style-name="P19">PHYS 2C</text:p>
          </table:table-cell>
        </table:table-row>
        <table:table-row table:style-name="Table1.1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E2" office:value-type="string">
            <text:p text:style-name="P13">ML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I2" office:value-type="string">
            <text:p text:style-name="P19">ECE 107</text:p>
          </table:table-cell>
        </table:table-row>
        <table:table-row table:style-name="Table1.1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6">CHEM 6A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E11" office:value-type="string">
            <text:p text:style-name="P13">Computer System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I2" office:value-type="string">
            <text:p text:style-name="P19">ECE 30</text:p>
          </table:table-cell>
        </table:table-row>
        <table:table-row table:style-name="Table1.1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I2" office:value-type="string">
            <text:p text:style-name="P19">MATH 20E</text:p>
          </table:table-cell>
        </table:table-row>
        <table:table-row table:style-name="TableLine94358566906032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I23" office:value-type="string">
            <text:p text:style-name="P20"/>
          </table:table-cell>
        </table:table-row>
      </table:table>
      <text:p text:style-name="P2">* <text:span text:style-name="T10">ECE 1</text:span><text:span text:style-name="T13">43</text:span><text:span text:style-name="T10"> also satisfies </text:span><text:span text:style-name="T13">depth</text:span><text:span text:style-name="T10"> requirement.</text:span></text:p>
      <text:p text:style-name="P2">** <text:span text:style-name="T11">If ML is your depth, </text:span><text:span text:style-name="T17">use orange rows; if computer system &amp; design is your depth, use blue row.</text:span></text:p>
      <text:p text:style-name="P2">*** <text:span text:style-name="T12">If you choose ML as your depth, use ECE 115 as design requirement, and ECE 111 as elective.</text:span></text:p>
      <text:p text:style-name="P2">**** <text:span text:style-name="T14">Speed run the</text:span><text:span text:style-name="T32">se</text:span><text:span text:style-name="T33">\/ </text:span><text:span text:style-name="T14"><text:s/>4 CSE classes (you can easily do this in summer sessions) CSE 12, CSE 15L, CSE 20, CSE 21</text:span></text:p>
      <text:p text:style-name="P2"><text:span text:style-name="T35">^ ECE 16 satisfies technical elective, only one lower div allowed to satisfy technical elective, and </text:span><text:span text:style-name="T27">ECE 16</text:span><text:span text:style-name="T35"> happened to be </text:span><text:span text:style-name="T28">the only lower div allowed </text:span><text:span text:style-name="T36">from the ECE department</text:span><text:span text:style-name="T35">.</text:span><text:span text:style-name="T14"> </text:span></text:p>
      <text:p text:style-name="P3"><text:span text:style-name="T14">+ </text:span><text:span text:style-name="T19">You need to take these classes. In case you want to do MSc in EECS, these classes are at least what you need to stand a high chance (personal opinion), since </text:span><text:span text:style-name="T30">they</text:span><text:span text:style-name="T19"> pro</text:span><text:span text:style-name="T30">ve </text:span><text:span text:style-name="T31">that </text:span><text:span text:style-name="T19">you’ve equipped yourself with CS fundamentals.</text:span></text:p>
      <text:p text:style-name="P2"><text:span text:style-name="T14">→</text:span><text:span text:style-name="T20"> </text:span><text:span text:style-name="T21">XXX #</text:span><text:span text:style-name="T22"> implies </text:span><text:span text:style-name="T23">you</text:span><text:span text:style-name="T22"> have taken the </text:span><text:span text:style-name="T24">course, </text:span><text:span text:style-name="T25">where XXX is course code and # is course number.</text:span></text:p>
      <text:p text:style-name="P33">++ Not sure if <text:span text:style-name="T34">ECE176</text:span> will be offered next year, <text:span text:style-name="T34">so take MAE 145 in that case.</text:span></text:p>
      <text:p text:style-name="P34">&amp; You already took ECE 148, so if you don’t get CSE 145, you’d still satisfy 8 ML electives, no worri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09:08:44.953751546</meta:creation-date>
    <dc:date>2022-02-04T10:58:17.109725240</dc:date>
    <meta:editing-duration>PT1H11M27S</meta:editing-duration>
    <meta:editing-cycles>61</meta:editing-cycles>
    <meta:generator>LibreOffice/6.4.7.2$Linux_X86_64 LibreOffice_project/40$Build-2</meta:generator>
    <meta:document-statistic meta:table-count="1" meta:image-count="0" meta:object-count="0" meta:page-count="2" meta:paragraph-count="125" meta:word-count="449" meta:character-count="1955" meta:non-whitespace-character-count="1626"/>
  </office:meta>
</office:document-meta>
</file>